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NGIFO VARAS, DIA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ENGIFO VARAS, DIA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TORRES RENGIFO, SANITH KELL YELLIZABETH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5541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30:5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